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53in" svg:x="0.0433in" svg:y="2.7083in">
            <draw:object draw:notify-on-update-of-ranges="Sheet1.A1:Sheet1.A1 Sheet1.A2:Sheet1.A14 Sheet1.B1:Sheet1.B1 Sheet1.B2:Sheet1.B14 Sheet1.C1:Sheet1.C1 Sheet1.C2:Sheet1.C14 Sheet1.D1:Sheet1.D1 Sheet1.D2:Sheet1.D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=m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Bigge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.4964" calcext:value-type="float">
            <text:p>31.4964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.3319" calcext:value-type="float">
            <text:p>63.3319</text:p>
          </table:table-cell>
          <table:table-cell office:value-type="float" office:value="27" calcext:value-type="float">
            <text:p>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.7985" calcext:value-type="float">
            <text:p>97.7985</text:p>
          </table:table-cell>
          <table:table-cell office:value-type="float" office:value="33" calcext:value-type="float">
            <text:p>33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9.285" calcext:value-type="float">
            <text:p>159.285</text:p>
          </table:table-cell>
          <table:table-cell office:value-type="float" office:value="44" calcext:value-type="float">
            <text:p>44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8.89" calcext:value-type="float">
            <text:p>218.89</text:p>
          </table:table-cell>
          <table:table-cell office:value-type="float" office:value="51" calcext:value-type="float">
            <text:p>51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3.89" calcext:value-type="float">
            <text:p>293.89</text:p>
          </table:table-cell>
          <table:table-cell office:value-type="float" office:value="58" calcext:value-type="float">
            <text:p>58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5.592" calcext:value-type="float">
            <text:p>385.592</text:p>
          </table:table-cell>
          <table:table-cell office:value-type="float" office:value="70" calcext:value-type="float">
            <text:p>70</text:p>
          </table:table-cell>
          <table:table-cell office:value-type="float" office:value="2677" calcext:value-type="float">
            <text:p>26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5.438" calcext:value-type="float">
            <text:p>525.438</text:p>
          </table:table-cell>
          <table:table-cell office:value-type="float" office:value="85" calcext:value-type="float">
            <text:p>85</text:p>
          </table:table-cell>
          <table:table-cell office:value-type="float" office:value="2224" calcext:value-type="float">
            <text:p>22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8.443" calcext:value-type="float">
            <text:p>648.443</text:p>
          </table:table-cell>
          <table:table-cell office:value-type="float" office:value="94" calcext:value-type="float">
            <text:p>94</text:p>
          </table:table-cell>
          <table:table-cell office:value-type="float" office:value="3093" calcext:value-type="float">
            <text:p>30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0.373" calcext:value-type="float">
            <text:p>790.373</text:p>
          </table:table-cell>
          <table:table-cell office:value-type="float" office:value="105" calcext:value-type="float">
            <text:p>105</text:p>
          </table:table-cell>
          <table:table-cell office:value-type="float" office:value="3549" calcext:value-type="float">
            <text:p>354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64.451" calcext:value-type="float">
            <text:p>964.451</text:p>
          </table:table-cell>
          <table:table-cell office:value-type="float" office:value="115" calcext:value-type="float">
            <text:p>115</text:p>
          </table:table-cell>
          <table:table-cell office:value-type="float" office:value="4911" calcext:value-type="float">
            <text:p>49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57.5" calcext:value-type="float">
            <text:p>1157.5</text:p>
          </table:table-cell>
          <table:table-cell office:value-type="float" office:value="126" calcext:value-type="float">
            <text:p>126</text:p>
          </table:table-cell>
          <table:table-cell office:value-type="float" office:value="5566" calcext:value-type="float">
            <text:p>556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47.07" calcext:value-type="float">
            <text:p>1347.07</text:p>
          </table:table-cell>
          <table:table-cell office:value-type="float" office:value="137" calcext:value-type="float">
            <text:p>137</text:p>
          </table:table-cell>
          <table:table-cell office:value-type="float" office:value="6016" calcext:value-type="float">
            <text:p>60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4T13:29:19.033931324</meta:creation-date>
    <dc:date>2021-12-04T13:39:56.292901261</dc:date>
    <meta:editing-duration>PT27S</meta:editing-duration>
    <meta:editing-cycles>1</meta:editing-cycles>
    <meta:document-statistic meta:table-count="1" meta:cell-count="56" meta:object-count="1"/>
    <meta:generator>LibreOffice/7.2.2.2$Linux_X86_64 LibreOffice_project/2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305cm" svg:y="3.706cm" style:legend-expansion="high" chart:style-name="ch2"/>
        <chart:plot-area chart:style-name="ch3" table:cell-range-address="Sheet1.A1:Sheet1.D14" chart:data-source-has-labels="both" svg:x="1.33cm" svg:y="0.18cm" svg:width="11.656cm" svg:height="7.665cm">
          <chart:coordinate-region svg:x="2.322cm" svg:y="0.379cm" svg:width="10.477cm" svg:height="6.819cm"/>
          <chart:axis chart:dimension="x" chart:name="primary-x" chart:style-name="ch4" chartooo:axis-type="auto">
            <chartooo:date-scale/>
            <chart:title svg:x="6.704cm" svg:y="8.025cm" chart:style-name="ch5">
              <text:p>n = m</text:p>
            </chart:title>
            <chart:categories table:cell-range-address="Sheet1.A2:Sheet1.A14"/>
          </chart:axis>
          <chart:axis chart:dimension="y" chart:name="primary-y" chart:style-name="ch4">
            <chart:title svg:x="0.451cm" svg:y="4.241cm" chart:style-name="ch6">
              <text:p>ns</text:p>
            </chart:title>
            <chart:grid chart:style-name="ch7" chart:class="major"/>
          </chart:axis>
          <chart:series chart:style-name="ch8" chart:values-cell-range-address="Sheet1.B2:Sheet1.B14" chart:label-cell-address="Sheet1.B1:Sheet1.B1" chart:class="chart:line">
            <chart:data-point chart:repeated="13"/>
          </chart:series>
          <chart:series chart:style-name="ch9" chart:values-cell-range-address="Sheet1.C2:Sheet1.C14" chart:label-cell-address="Sheet1.C1:Sheet1.C1" chart:class="chart:line">
            <chart:data-point chart:repeated="13"/>
          </chart:series>
          <chart:series chart:style-name="ch10" chart:values-cell-range-address="Sheet1.D2:Sheet1.D14" chart:label-cell-address="Sheet1.D1:Sheet1.D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B1:Sheet1.B1</svg:desc>
                </draw:g>
              </table:table-cell>
              <table:table-cell office:value-type="string">
                <text:p>Smallest</text:p>
                <draw:g>
                  <svg:desc>Sheet1.C1:Sheet1.C1</svg:desc>
                </draw:g>
              </table:table-cell>
              <table:table-cell office:value-type="string">
                <text:p>Bigges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2:Sheet1.A14</svg:desc>
                </draw:g>
              </table:table-cell>
              <table:table-cell office:value-type="float" office:value="31.4964">
                <text:p>31.4964</text:p>
                <draw:g>
                  <svg:desc>Sheet1.B2:Sheet1.B14</svg:desc>
                </draw:g>
              </table:table-cell>
              <table:table-cell office:value-type="float" office:value="18">
                <text:p>18</text:p>
                <draw:g>
                  <svg:desc>Sheet1.C2:Sheet1.C14</svg:desc>
                </draw:g>
              </table:table-cell>
              <table:table-cell office:value-type="float" office:value="400">
                <text:p>400</text:p>
                <draw:g>
                  <svg:desc>Sheet1.D2:Sheet1.D14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3.3319">
                <text:p>63.3319</text:p>
              </table:table-cell>
              <table:table-cell office:value-type="float" office:value="27">
                <text:p>27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7.7985">
                <text:p>97.7985</text:p>
              </table:table-cell>
              <table:table-cell office:value-type="float" office:value="33">
                <text:p>33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9.285">
                <text:p>159.285</text:p>
              </table:table-cell>
              <table:table-cell office:value-type="float" office:value="44">
                <text:p>44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18.89">
                <text:p>218.89</text:p>
              </table:table-cell>
              <table:table-cell office:value-type="float" office:value="51">
                <text:p>51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93.89">
                <text:p>293.89</text:p>
              </table:table-cell>
              <table:table-cell office:value-type="float" office:value="58">
                <text:p>58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85.592">
                <text:p>385.592</text:p>
              </table:table-cell>
              <table:table-cell office:value-type="float" office:value="70">
                <text:p>70</text:p>
              </table:table-cell>
              <table:table-cell office:value-type="float" office:value="2677">
                <text:p>267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25.438">
                <text:p>525.438</text:p>
              </table:table-cell>
              <table:table-cell office:value-type="float" office:value="85">
                <text:p>85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48.443">
                <text:p>648.443</text:p>
              </table:table-cell>
              <table:table-cell office:value-type="float" office:value="94">
                <text:p>94</text:p>
              </table:table-cell>
              <table:table-cell office:value-type="float" office:value="3093">
                <text:p>309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790.373">
                <text:p>790.373</text:p>
              </table:table-cell>
              <table:table-cell office:value-type="float" office:value="105">
                <text:p>105</text:p>
              </table:table-cell>
              <table:table-cell office:value-type="float" office:value="3549">
                <text:p>35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64.451">
                <text:p>964.451</text:p>
              </table:table-cell>
              <table:table-cell office:value-type="float" office:value="115">
                <text:p>115</text:p>
              </table:table-cell>
              <table:table-cell office:value-type="float" office:value="4911">
                <text:p>491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57.5">
                <text:p>1157.5</text:p>
              </table:table-cell>
              <table:table-cell office:value-type="float" office:value="126">
                <text:p>126</text:p>
              </table:table-cell>
              <table:table-cell office:value-type="float" office:value="5566">
                <text:p>556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347.07">
                <text:p>1347.07</text:p>
              </table:table-cell>
              <table:table-cell office:value-type="float" office:value="137">
                <text:p>137</text:p>
              </table:table-cell>
              <table:table-cell office:value-type="float" office:value="6016">
                <text:p>6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